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1.01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16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d9d9d9" style:diagonal-bl-tr="none" style:diagonal-tl-br="none" fo:border="1.76pt solid #000000" style:rotation-align="none"/>
    </style:style>
    <style:style style:name="ce3" style:family="table-cell" style:parent-style-name="Default" style:data-style-name="N100">
      <style:table-cell-properties fo:border-bottom="none" fo:background-color="#f2f2f2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 style:data-style-name="N100">
      <style:table-cell-properties fo:border-bottom="none" fo:background-color="#f2f2f2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 style:data-style-name="N100">
      <style:table-cell-properties fo:border-bottom="1.76pt solid #000000" fo:background-color="#f2f2f2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 style:data-style-name="N100">
      <style:table-cell-properties fo:border-bottom="1.76pt solid #000000" fo:background-color="#f2f2f2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fo:border-bottom="none" fo:background-color="#f2f2f2" style:diagonal-bl-tr="none" style:diagonal-tl-br="none" fo:border-left="1.76pt solid #000000" fo:border-right="1.76pt solid #000000" style:rotation-align="none" fo:border-top="1.76pt solid #000000"/>
    </style:style>
    <style:style style:name="ce9" style:family="table-cell" style:parent-style-name="Default" style:data-style-name="N0">
      <style:table-cell-properties fo:border-bottom="none" fo:background-color="#f2f2f2" style:diagonal-bl-tr="none" style:diagonal-tl-br="none" fo:border-left="1.76pt solid #000000" fo:border-right="1.76pt solid #000000" style:rotation-align="none" fo:border-top="none"/>
    </style:style>
    <style:style style:name="ce10" style:family="table-cell" style:parent-style-name="Default" style:data-style-name="N0">
      <style:table-cell-properties fo:border-bottom="1.76pt solid #000000" fo:background-color="#f2f2f2" style:diagonal-bl-tr="none" style:diagonal-tl-br="none" fo:border-left="1.76pt solid #000000" fo:border-right="1.76pt solid #000000" style:rotation-align="none" fo:border-top="none"/>
    </style:style>
    <style:style style:name="ce11" style:family="table-cell" style:parent-style-name="Default" style:data-style-name="N0">
      <style:table-cell-properties fo:border-bottom="1.76pt solid #000000" fo:background-color="#f2f2f2" style:diagonal-bl-tr="none" style:diagonal-tl-br="none" fo:border-left="1.76pt solid #000000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2f2f2" style:diagonal-bl-tr="none" style:diagonal-tl-br="none" fo:border-left="1.76pt solid #000000" fo:border-right="1.76pt solid #000000" style:rotation-align="none" fo:border-top="1.76pt solid #000000"/>
    </style:style>
    <style:style style:name="ce13" style:family="table-cell" style:parent-style-name="Default">
      <style:table-cell-properties fo:border-bottom="none" fo:background-color="#f2f2f2" style:diagonal-bl-tr="none" style:diagonal-tl-br="none" fo:border-left="1.76pt solid #000000" fo:border-right="1.76pt solid #000000" style:rotation-align="none" fo:border-top="none"/>
    </style:style>
    <style:style style:name="ce14" style:family="table-cell" style:parent-style-name="Default">
      <style:table-cell-properties fo:border-bottom="1.76pt solid #000000" fo:background-color="#f2f2f2" style:diagonal-bl-tr="none" style:diagonal-tl-br="none" fo:border-left="1.76pt solid #000000" fo:border-right="1.76pt solid #000000" style:rotation-align="none" fo:border-top="none"/>
    </style:style>
    <style:style style:name="ce15" style:family="table-cell" style:parent-style-name="Default">
      <style:table-cell-properties fo:border-bottom="1.76pt solid #000000" fo:background-color="#f2f2f2" style:diagonal-bl-tr="none" style:diagonal-tl-br="none" fo:border-left="1.76pt solid #000000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word# = 15</text:p>
          </table:table-cell>
          <table:covered-table-cell table:style-name="ce7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<text:s/>HEX</text:p>
          </table:table-cell>
          <table:table-cell table:style-name="ce2" office:value-type="string" calcext:value-type="string">
            <text:p>Timebase</text:p>
          </table:table-cell>
          <table:table-cell table:style-name="ce16" office:value-type="string" calcext:value-type="string">
            <text:p>Total Frame length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00000</text:p>
          </table:table-cell>
          <table:table-cell table:style-name="ce8" table:formula="of:=BIN2HEX([.B4];4)" office:value-type="string" office:string-value="0000" calcext:value-type="string">
            <text:p>0000</text:p>
          </table:table-cell>
          <table:table-cell table:style-name="ce12" office:value-type="string" calcext:value-type="string">
            <text:p>10ns</text:p>
          </table:table-cell>
          <table:table-cell table:style-name="ce16" office:value-type="string" calcext:value-type="string">
            <text:p>100u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0001</text:p>
          </table:table-cell>
          <table:table-cell table:style-name="ce9" table:formula="of:=BIN2HEX([.B5];4)" office:value-type="string" office:string-value="0001" calcext:value-type="string">
            <text:p>0001</text:p>
          </table:table-cell>
          <table:table-cell table:style-name="ce13" office:value-type="string" calcext:value-type="string">
            <text:p>20ns</text:p>
          </table:table-cell>
          <table:table-cell table:style-name="ce16" office:value-type="string" calcext:value-type="string">
            <text:p>200u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0010</text:p>
          </table:table-cell>
          <table:table-cell table:style-name="ce9" table:formula="of:=BIN2HEX([.B6];4)" office:value-type="string" office:string-value="0002" calcext:value-type="string">
            <text:p>0002</text:p>
          </table:table-cell>
          <table:table-cell table:style-name="ce13" office:value-type="string" calcext:value-type="string">
            <text:p>50ns</text:p>
          </table:table-cell>
          <table:table-cell table:style-name="ce16" office:value-type="string" calcext:value-type="string">
            <text:p>500u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0011</text:p>
          </table:table-cell>
          <table:table-cell table:style-name="ce9" table:formula="of:=BIN2HEX([.B7];4)" office:value-type="string" office:string-value="0003" calcext:value-type="string">
            <text:p>0003</text:p>
          </table:table-cell>
          <table:table-cell table:style-name="ce13" office:value-type="string" calcext:value-type="string">
            <text:p>100ns</text:p>
          </table:table-cell>
          <table:table-cell table:style-name="ce16" office:value-type="string" calcext:value-type="string">
            <text:p>1m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0100</text:p>
          </table:table-cell>
          <table:table-cell table:style-name="ce9" table:formula="of:=BIN2HEX([.B8];4)" office:value-type="string" office:string-value="0004" calcext:value-type="string">
            <text:p>0004</text:p>
          </table:table-cell>
          <table:table-cell table:style-name="ce13" office:value-type="string" calcext:value-type="string">
            <text:p>200ns</text:p>
          </table:table-cell>
          <table:table-cell table:style-name="ce16" office:value-type="string" calcext:value-type="string">
            <text:p>2m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0101</text:p>
          </table:table-cell>
          <table:table-cell table:style-name="ce9" table:formula="of:=BIN2HEX([.B9];4)" office:value-type="string" office:string-value="0005" calcext:value-type="string">
            <text:p>0005</text:p>
          </table:table-cell>
          <table:table-cell table:style-name="ce13" office:value-type="string" calcext:value-type="string">
            <text:p>500ns</text:p>
          </table:table-cell>
          <table:table-cell table:style-name="ce16" office:value-type="string" calcext:value-type="string">
            <text:p>5m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0110</text:p>
          </table:table-cell>
          <table:table-cell table:style-name="ce9" table:formula="of:=BIN2HEX([.B10];4)" office:value-type="string" office:string-value="0006" calcext:value-type="string">
            <text:p>0006</text:p>
          </table:table-cell>
          <table:table-cell table:style-name="ce13" office:value-type="string" calcext:value-type="string">
            <text:p>1us</text:p>
          </table:table-cell>
          <table:table-cell table:style-name="ce16" office:value-type="string" calcext:value-type="string">
            <text:p>10m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0111</text:p>
          </table:table-cell>
          <table:table-cell table:style-name="ce9" table:formula="of:=BIN2HEX([.B11];4)" office:value-type="string" office:string-value="0007" calcext:value-type="string">
            <text:p>0007</text:p>
          </table:table-cell>
          <table:table-cell table:style-name="ce13" office:value-type="string" calcext:value-type="string">
            <text:p>2us</text:p>
          </table:table-cell>
          <table:table-cell table:style-name="ce16" office:value-type="string" calcext:value-type="string">
            <text:p>20m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1000</text:p>
          </table:table-cell>
          <table:table-cell table:style-name="ce9" table:formula="of:=BIN2HEX([.B12];4)" office:value-type="string" office:string-value="0008" calcext:value-type="string">
            <text:p>0008</text:p>
          </table:table-cell>
          <table:table-cell table:style-name="ce13" office:value-type="string" calcext:value-type="string">
            <text:p>5us</text:p>
          </table:table-cell>
          <table:table-cell table:style-name="ce16" office:value-type="string" calcext:value-type="string">
            <text:p>50m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1001</text:p>
          </table:table-cell>
          <table:table-cell table:style-name="ce9" table:formula="of:=BIN2HEX([.B13];4)" office:value-type="string" office:string-value="0009" calcext:value-type="string">
            <text:p>0009</text:p>
          </table:table-cell>
          <table:table-cell table:style-name="ce13" office:value-type="string" calcext:value-type="string">
            <text:p>10us</text:p>
          </table:table-cell>
          <table:table-cell table:style-name="ce16" office:value-type="string" calcext:value-type="string">
            <text:p>100m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1010</text:p>
          </table:table-cell>
          <table:table-cell table:style-name="ce9" table:formula="of:=BIN2HEX([.B14];4)" office:value-type="string" office:string-value="000A" calcext:value-type="string">
            <text:p>000A</text:p>
          </table:table-cell>
          <table:table-cell table:style-name="ce13" office:value-type="string" calcext:value-type="string">
            <text:p>20us</text:p>
          </table:table-cell>
          <table:table-cell table:style-name="ce16" office:value-type="string" calcext:value-type="string">
            <text:p>200m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1011</text:p>
          </table:table-cell>
          <table:table-cell table:style-name="ce9" table:formula="of:=BIN2HEX([.B15];4)" office:value-type="string" office:string-value="000B" calcext:value-type="string">
            <text:p>000B</text:p>
          </table:table-cell>
          <table:table-cell table:style-name="ce13" office:value-type="string" calcext:value-type="string">
            <text:p>50us</text:p>
          </table:table-cell>
          <table:table-cell table:style-name="ce16" office:value-type="string" calcext:value-type="string">
            <text:p>500m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1100</text:p>
          </table:table-cell>
          <table:table-cell table:style-name="ce9" table:formula="of:=BIN2HEX([.B16];4)" office:value-type="string" office:string-value="000C" calcext:value-type="string">
            <text:p>000C</text:p>
          </table:table-cell>
          <table:table-cell table:style-name="ce13" office:value-type="string" calcext:value-type="string">
            <text:p>100us</text:p>
          </table:table-cell>
          <table:table-cell table:style-name="ce16" office:value-type="string" calcext:value-type="string">
            <text:p>1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1101</text:p>
          </table:table-cell>
          <table:table-cell table:style-name="ce9" table:formula="of:=BIN2HEX([.B17];4)" office:value-type="string" office:string-value="000D" calcext:value-type="string">
            <text:p>000D</text:p>
          </table:table-cell>
          <table:table-cell table:style-name="ce13" office:value-type="string" calcext:value-type="string">
            <text:p>200us</text:p>
          </table:table-cell>
          <table:table-cell table:style-name="ce16" office:value-type="string" calcext:value-type="string">
            <text:p>2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1110</text:p>
          </table:table-cell>
          <table:table-cell table:style-name="ce9" table:formula="of:=BIN2HEX([.B18];4)" office:value-type="string" office:string-value="000E" calcext:value-type="string">
            <text:p>000E</text:p>
          </table:table-cell>
          <table:table-cell table:style-name="ce13" office:value-type="string" calcext:value-type="string">
            <text:p>500us</text:p>
          </table:table-cell>
          <table:table-cell table:style-name="ce16" office:value-type="string" calcext:value-type="string">
            <text:p>5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01111</text:p>
          </table:table-cell>
          <table:table-cell table:style-name="ce9" table:formula="of:=BIN2HEX([.B19];4)" office:value-type="string" office:string-value="000F" calcext:value-type="string">
            <text:p>000F</text:p>
          </table:table-cell>
          <table:table-cell table:style-name="ce13" office:value-type="string" calcext:value-type="string">
            <text:p>1ms</text:p>
          </table:table-cell>
          <table:table-cell table:style-name="ce16" office:value-type="string" calcext:value-type="string">
            <text:p>10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10000</text:p>
          </table:table-cell>
          <table:table-cell table:style-name="ce9" table:formula="of:=BIN2HEX([.B20];4)" office:value-type="string" office:string-value="0010" calcext:value-type="string">
            <text:p>0010</text:p>
          </table:table-cell>
          <table:table-cell table:style-name="ce13" office:value-type="string" calcext:value-type="string">
            <text:p>2ms</text:p>
          </table:table-cell>
          <table:table-cell table:style-name="ce16" office:value-type="string" calcext:value-type="string">
            <text:p>20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10001</text:p>
          </table:table-cell>
          <table:table-cell table:style-name="ce9" table:formula="of:=BIN2HEX([.B21];4)" office:value-type="string" office:string-value="0011" calcext:value-type="string">
            <text:p>0011</text:p>
          </table:table-cell>
          <table:table-cell table:style-name="ce13" office:value-type="string" calcext:value-type="string">
            <text:p>5ms</text:p>
          </table:table-cell>
          <table:table-cell table:style-name="ce16" office:value-type="string" calcext:value-type="string">
            <text:p>50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10010</text:p>
          </table:table-cell>
          <table:table-cell table:style-name="ce9" table:formula="of:=BIN2HEX([.B22];4)" office:value-type="string" office:string-value="0012" calcext:value-type="string">
            <text:p>0012</text:p>
          </table:table-cell>
          <table:table-cell table:style-name="ce13" office:value-type="string" calcext:value-type="string">
            <text:p>10ms</text:p>
          </table:table-cell>
          <table:table-cell table:style-name="ce16" office:value-type="string" calcext:value-type="string">
            <text:p>100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10011</text:p>
          </table:table-cell>
          <table:table-cell table:style-name="ce9" table:formula="of:=BIN2HEX([.B23];4)" office:value-type="string" office:string-value="0013" calcext:value-type="string">
            <text:p>0013</text:p>
          </table:table-cell>
          <table:table-cell table:style-name="ce13" office:value-type="string" calcext:value-type="string">
            <text:p>20ms</text:p>
          </table:table-cell>
          <table:table-cell table:style-name="ce17" office:value-type="string" calcext:value-type="string">
            <text:p>200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10100</text:p>
          </table:table-cell>
          <table:table-cell table:style-name="ce9" table:formula="of:=BIN2HEX([.B24];4)" office:value-type="string" office:string-value="0014" calcext:value-type="string">
            <text:p>0014</text:p>
          </table:table-cell>
          <table:table-cell table:style-name="ce13" office:value-type="string" calcext:value-type="string">
            <text:p>50ms</text:p>
          </table:table-cell>
          <table:table-cell table:style-name="ce17" office:value-type="string" calcext:value-type="string">
            <text:p>500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10101</text:p>
          </table:table-cell>
          <table:table-cell table:style-name="ce9" table:formula="of:=BIN2HEX([.B25];4)" office:value-type="string" office:string-value="0015" calcext:value-type="string">
            <text:p>0015</text:p>
          </table:table-cell>
          <table:table-cell table:style-name="ce13" office:value-type="string" calcext:value-type="string">
            <text:p>100ms</text:p>
          </table:table-cell>
          <table:table-cell table:style-name="ce17" office:value-type="string" calcext:value-type="string">
            <text:p>1000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10110</text:p>
          </table:table-cell>
          <table:table-cell table:style-name="ce9" table:formula="of:=BIN2HEX([.B26];4)" office:value-type="string" office:string-value="0016" calcext:value-type="string">
            <text:p>0016</text:p>
          </table:table-cell>
          <table:table-cell table:style-name="ce13" office:value-type="string" calcext:value-type="string">
            <text:p>200ms</text:p>
          </table:table-cell>
          <table:table-cell table:style-name="ce17" office:value-type="string" calcext:value-type="string">
            <text:p>2000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10111</text:p>
          </table:table-cell>
          <table:table-cell table:style-name="ce9" table:formula="of:=BIN2HEX([.B27];4)" office:value-type="string" office:string-value="0017" calcext:value-type="string">
            <text:p>0017</text:p>
          </table:table-cell>
          <table:table-cell table:style-name="ce13" office:value-type="string" calcext:value-type="string">
            <text:p>500ms</text:p>
          </table:table-cell>
          <table:table-cell table:style-name="ce17" office:value-type="string" calcext:value-type="string">
            <text:p>5000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11000</text:p>
          </table:table-cell>
          <table:table-cell table:style-name="ce9" table:formula="of:=BIN2HEX([.B28];4)" office:value-type="string" office:string-value="0018" calcext:value-type="string">
            <text:p>0018</text:p>
          </table:table-cell>
          <table:table-cell table:style-name="ce13" office:value-type="string" calcext:value-type="string">
            <text:p>1s</text:p>
          </table:table-cell>
          <table:table-cell table:style-name="ce16" office:value-type="string" calcext:value-type="string">
            <text:p>10000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11001</text:p>
          </table:table-cell>
          <table:table-cell table:style-name="ce10" table:formula="of:=BIN2HEX([.B29];4)" office:value-type="string" office:string-value="0019" calcext:value-type="string">
            <text:p>0019</text:p>
          </table:table-cell>
          <table:table-cell table:style-name="ce14" office:value-type="string" calcext:value-type="string">
            <text:p>2s</text:p>
          </table:table-cell>
          <table:table-cell table:style-name="ce16" office:value-type="string" calcext:value-type="string">
            <text:p>20000s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11111</text:p>
          </table:table-cell>
          <table:table-cell table:style-name="ce11" table:formula="of:=BIN2HEX([.B30];4)" office:value-type="string" office:string-value="001F" calcext:value-type="string">
            <text:p>001F</text:p>
          </table:table-cell>
          <table:table-cell table:style-name="ce15" office:value-type="string" calcext:value-type="string">
            <text:p>10ns-ETS</text:p>
          </table:table-cell>
          <table:table-cell table:style-name="ce18" office:value-type="string" calcext:value-type="string">
            <text:p>100us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7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7P0"/>
    </number:number-style>
    <number:number-style style:name="N1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8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8P0"/>
    </number:number-style>
    <number:number-style style:name="N10109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09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09P0"/>
    </number:number-style>
    <number:number-style style:name="N10110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0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0P0"/>
    </number:number-style>
    <number:date-style style:name="N10111" number:language="sl" number:country="SI">
      <number:day/>
      <number:text>.</number:text>
      <number:month/>
      <number:text>.</number:text>
      <number:year number:style="long"/>
    </number:date-style>
    <number:date-style style:name="N10112" number:language="sl" number:country="SI">
      <number:day/>
      <number:text>.</number:text>
      <number:month number:textual="true"/>
      <number:text>.</number:text>
      <number:year/>
    </number:date-style>
    <number:date-style style:name="N10113" number:language="sl" number:country="SI">
      <number:day/>
      <number:text>.</number:text>
      <number:month number:textual="true"/>
    </number:date-style>
    <number:date-style style:name="N10114" number:language="sl" number:country="SI">
      <number:month number:textual="true"/>
      <number:text>.</number:text>
      <number:year/>
    </number:date-style>
    <number:time-style style:name="N10115" number:language="sl" number:country="SI">
      <number:hours/>
      <number:text>:</number:text>
      <number:minutes number:style="long"/>
      <number:text> </number:text>
      <number:am-pm/>
    </number:time-style>
    <number:time-style style:name="N10116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sl" number:country="SI">
      <number:hours/>
      <number:text>:</number:text>
      <number:minutes number:style="long"/>
    </number:time-style>
    <number:time-style style:name="N10118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10119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0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0P0"/>
    </number:number-style>
    <number:number-style style:name="N10121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1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1P0"/>
    </number:number-style>
    <number:number-style style:name="N10122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2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2P0"/>
    </number:number-style>
    <number:number-style style:name="N10123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3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3P0"/>
    </number:number-style>
    <number:number-style style:name="N10124P0" style:volatile="true" number:language="sl" number:country="SI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24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24P2" style:volatile="true" number:language="sl" number:country="SI">
      <loext:text> </loext:text>
      <loext:fill-character> </loext:fill-character>
      <number:text>-       </number:text>
    </number:number-style>
    <number:text-style style:name="N10124" number:language="sl" number:country="SI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sl" number:country="SI">
      <loext:text> 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25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25P2" style:volatile="true" number:language="sl" number:country="SI">
      <loext:text> </loext:text>
      <loext:fill-character> </loext:fill-character>
      <number:text>- SIT </number:text>
    </number:number-style>
    <number:text-style style:name="N10125" number:language="sl" number:country="SI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sl" number:country="SI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26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26P2" style:volatile="true" number:language="sl" number:country="SI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0126" number:language="sl" number:country="SI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sl" number:country="SI">
      <loext:text> 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27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27P2" style:volatile="true" number:language="sl" number:country="SI">
      <loext:text> </loext:text>
      <loext:fill-character> </loext:fill-character>
      <number:text>-</number:text>
      <number:number number:decimal-places="0" loext:min-decimal-places="0" number:min-integer-digits="0"/>
      <number:text> SIT </number:text>
    </number:number-style>
    <number:text-style style:name="N10127" number:language="sl" number:country="SI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creation-date>2013-07-02T17:32:12</meta:creation-date>
    <dc:date>2015-12-09T22:33:24.231000000</dc:date>
    <meta:generator>LibreOffice/5.0.2.2$Windows_x86 LibreOffice_project/37b43f919e4de5eeaca9b9755ed688758a8251fe</meta:generator>
    <meta:editing-duration>PT49S</meta:editing-duration>
    <meta:editing-cycles>1</meta:editing-cycles>
    <meta:document-statistic meta:table-count="3" meta:cell-count="11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